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20" style:family="paragraph">
      <style:paragraph-properties/>
    </style:style>
    <style:style style:name="p23" style:family="paragraph">
      <style:paragraph-properties/>
    </style:style>
    <text:list-style style:name="L22">
      <text:list-level-style-bullet text:bullet-char="●" text:level="3">
        <style:list-level-properties fo:text-align="start" text:space-before="24mm"/>
      </text:list-level-style-bullet>
    </text:list-style>
    <style:style style:name="p25" style:family="paragraph">
      <style:paragraph-properties/>
    </style:style>
    <style:style style:name="c24" style:family="text">
      <style:text-properties fo:font-family="Sans" style:text-underline-type="single" style:text-underline-style="solid" fo:color="#0000ff"/>
    </style:style>
    <style:style style:name="p27" style:family="paragraph">
      <style:paragraph-properties fo:margin-top="9pt" fo:margin-bottom="9pt"/>
    </style:style>
    <style:style style:name="p26" style:family="paragraph">
      <style:paragraph-properties/>
    </style:style>
    <style:style style:name="p29" style:family="paragraph">
      <style:paragraph-properties fo:margin-top="9pt" fo:margin-bottom="9pt"/>
    </style:style>
    <style:style style:name="c0" style:family="text">
      <style:text-properties fo:font-family="Sans"/>
    </style:style>
    <style:style style:name="p3" style:family="paragraph">
      <style:paragraph-properties fo:margin-top="12pt" fo:margin-bottom="9pt"/>
    </style:style>
    <style:style style:name="p5" style:family="paragraph">
      <style:paragraph-properties fo:margin-top="10.5pt" fo:margin-bottom="9pt"/>
    </style:style>
    <style:style style:name="c4" style:family="text">
      <style:text-properties fo:font-weight="bold" fo:font-family="Sans"/>
    </style:style>
    <text:list-style style:name="L7">
      <text:list-level-style-number style:num-format="1" style:num-suffix="." text:level="1">
        <style:list-level-properties fo:text-align="start" text:space-before="8mm"/>
      </text:list-level-style-number>
    </text:list-style>
    <style:style style:name="c6" style:family="text">
      <style:text-properties fo:font-weight="bold" fo:font-family="Sans"/>
    </style:style>
    <style:style style:name="p9" style:family="paragraph">
      <style:paragraph-properties fo:margin-top="9pt"/>
    </style:style>
    <style:style style:name="p8" style:family="paragraph">
      <style:paragraph-properties/>
    </style:style>
    <style:style style:name="p11" style:family="paragraph">
      <style:paragraph-properties fo:margin-bottom="9pt"/>
    </style:style>
    <text:list-style style:name="L13">
      <text:list-level-style-bullet text:bullet-char="●" text:level="1">
        <style:list-level-properties fo:text-align="start" text:space-before="8mm"/>
      </text:list-level-style-bullet>
    </text:list-style>
    <style:style style:name="c12" style:family="text">
      <style:text-properties fo:font-family="monospace"/>
    </style:style>
    <style:style style:name="p15" style:family="paragraph">
      <style:paragraph-properties fo:margin-top="9pt"/>
    </style:style>
    <style:style style:name="p14" style:family="paragraph">
      <style:paragraph-properties/>
    </style:style>
    <style:style style:name="c17" style:family="text">
      <style:text-properties fo:font-family="Sans" style:text-underline-type="single" style:text-underline-style="solid" fo:color="#0000ff"/>
    </style:style>
    <style:style style:name="c16" style:family="text">
      <style:text-properties fo:font-family="Sans" style:text-underline-type="single" style:text-underline-style="solid" fo:color="#0000ff"/>
    </style:style>
    <text:list-style style:name="L19">
      <text:list-level-style-bullet text:bullet-char="●" text:level="2">
        <style:list-level-properties fo:text-align="start" text:space-before="16mm"/>
      </text:list-level-style-bullet>
    </text:list-style>
    <style:style style:name="c18" style:family="text">
      <style:text-properties fo:font-family="Sans" style:text-underline-type="single" style:text-underline-style="solid" fo:color="#0000ff"/>
    </style:style>
    <style:style style:name="c21" style:family="text">
      <style:text-properties fo:font-style="italic" fo:font-weight="bold" fo:font-family="Sans"/>
    </style:style>
  </office:automatic-styles>
  <office:body>
    <office:text>
      <text:p text:style-name="p3"><text:span text:style-name="c4">Week 5 Lab Number 5, 2/29/2021 Friday - Build Systems</text:span></text:p>
      <text:p text:style-name="p5"><text:span text:style-name="c6">Learning Objectives</text:span></text:p>
      <text:list text:style-name="L7">
        <text:list-item>
          <text:p text:style-name="p9"><text:span text:style-name="c0">Learn about different build systems </text:span></text:p>
        </text:list-item>
        <text:list-item>
          <text:p text:style-name="p8"><text:span text:style-name="c0">Gain familiarity with shared and static libraries and how to build them</text:span></text:p>
        </text:list-item>
        <text:list-item>
          <text:p text:style-name="p11"><text:span text:style-name="c0">Get practice creating projects using </text:span><text:span text:style-name="c12">make</text:span><text:span text:style-name="c0"> and </text:span><text:span text:style-name="c12">cmake</text:span></text:p>
        </text:list-item>
      </text:list>
      <text:p text:style-name="p5"><text:span text:style-name="c6">Steps</text:span></text:p>
      <text:list text:style-name="L13">
        <text:list-item>
          <text:p text:style-name="p15"><text:span text:style-name="c0">Download CMake from this website </text:span><text:a xlink:href="https://cmake.org/download/"><text:span text:style-name="c16">https://cmake.org/download/</text:span></text:a><text:span text:style-name="c0"> if needed (you can also install it using </text:span><text:span text:style-name="c12">sudo apt install cmake</text:span><text:span text:style-name="c0"> on your Ubuntu or Linux system).</text:span></text:p>
        </text:list-item>
        <text:list-item>
          <text:p text:style-name="p14"><text:span text:style-name="c0">You can see the last example in the lecture slide </text:span><text:a xlink:href="https://github.com/rcos/CSCI-4470-OpenSource/tree/master/Modules/05.BuildSystems/Ex-sp17"><text:span text:style-name="c17">here</text:span></text:a><text:span text:style-name="c0">. If you have the OSS repository cloned do: </text:span><text:span text:style-name="c12">cd Modules\05.BuildSystems\Ex-sp17; mkdir build; cd build</text:span><text:span text:style-name="c0">, then execute </text:span><text:span text:style-name="c12">cmake ../source/</text:span><text:span text:style-name="c0"> followed by </text:span><text:span text:style-name="c12">make</text:span><text:span text:style-name="c0">)</text:span></text:p>
        </text:list-item>
        <text:list-item>
          <text:p text:style-name="p14"><text:span text:style-name="c0">Follow Steps 1-5 of the CMake tutorial. The tutorial can be found online at </text:span><text:a xlink:href="https://cmake.org/cmake/help/latest/guide/tutorial/index.html"><text:span text:style-name="c18">https://cmake.org/cmake/help/latest/guide/tutorial/index.html</text:span></text:a><text:span text:style-name="c0">. I recommend, however, that you instead, clone the CMake repository from GitLab using </text:span><text:span text:style-name="c12">git clone https://gitlab.kitware.com/cmake/cmake.git</text:span><text:span text:style-name="c0">. If you do, you can get to all of the code used in the tutorial by going to the tutorial directory: </text:span><text:span text:style-name="c12">cd cmake/Help/guide/tutorial/</text:span><text:span text:style-name="c0">. The steps can be found in the </text:span><text:span text:style-name="c12">index.rst</text:span><text:span text:style-name="c0"> file or you can get a more readable version by following the web link.</text:span></text:p>
        </text:list-item>
        <text:list-item>
          <text:list text:style-name="L19">
            <text:list-item>
              <text:p text:style-name="p20"><text:span text:style-name="c0">Please read and understand the Tutorial. If you use the tutorial directory from CMake as noted above, you will not need to type in a lot of text.</text:span></text:p>
            </text:list-item>
            <text:list-item>
              <text:p text:style-name="p20"><text:span text:style-name="c0">The tutorial may not be perfect and you may find a few errors. See if you can work them out, but don't stay stuck for too long. Discuss the issues with your classmates and then with the mentors, TA, and instructor if you find yourself unable to make progress after a few minutes.</text:span></text:p>
            </text:list-item>
            <text:list-item>
              <text:p text:style-name="p20"><text:span text:style-name="c0">If you get </text:span><text:span text:style-name="c21">really</text:span><text:span text:style-name="c0"> stuck, remember that the next step starts from where the current step ends. Looking ahead can help you to resolve some minor issues.</text:span></text:p>
            </text:list-item>
            <text:list-item>
              <text:p text:style-name="p20"><text:span text:style-name="c0">In your lab report (Lab5.md): </text:span></text:p>
            </text:list-item>
            <text:list-item>
              <text:list text:style-name="L22">
                <text:list-item>
                  <text:p text:style-name="p23"><text:span text:style-name="c0">For Steps 1 and 2, include the modified code, </text:span><text:span text:style-name="c12">tutorial.cxx</text:span><text:span text:style-name="c0">, the </text:span><text:span text:style-name="c12">CMakeLists.txt</text:span><text:span text:style-name="c0"> along with a screen shot of running the </text:span><text:span text:style-name="c12">Tutorial</text:span><text:span text:style-name="c0"> code without input, with 10 and with 4294967296.</text:span></text:p>
                </text:list-item>
                <text:list-item>
                  <text:p text:style-name="p23"><text:span text:style-name="c0">For Step 3, include </text:span><text:span text:style-name="c12">CMakeLists.txt</text:span><text:span text:style-name="c0"> and </text:span><text:span text:style-name="c12">MathFunctions/CMakeLists.txt</text:span><text:span text:style-name="c0"> (most of your changes for </text:span><text:span text:style-name="c12">Step3</text:span><text:span text:style-name="c0"> will be in </text:span><text:span text:style-name="c12">MathFunctions/CMakeLists.txt</text:span><text:span text:style-name="c0">) along with a screen shot of running the </text:span><text:span text:style-name="c12">Tutorial</text:span><text:span text:style-name="c0"> code without input, with 10 and with 4294967296</text:span></text:p>
                </text:list-item>
                <text:list-item>
                  <text:p text:style-name="p23"><text:span text:style-name="c0">For Step 4, include </text:span><text:span text:style-name="c12">CMakeLists.txt</text:span><text:span text:style-name="c0"> and </text:span><text:span text:style-name="c12">MathFunctions/CMakeLists.txt</text:span><text:span text:style-name="c0"> along with the output of running </text:span><text:span text:style-name="c12">ctest -VV</text:span><text:span text:style-name="c0">.</text:span></text:p>
                </text:list-item>
                <text:list-item>
                  <text:p text:style-name="p23"><text:span text:style-name="c0">For Step 5, include </text:span><text:span text:style-name="c12">CMakeLists.txt</text:span><text:span text:style-name="c0"> and </text:span><text:span text:style-name="c12">MathFunctions/CMakeLists.txt</text:span><text:span text:style-name="c0"> along with a screen shot of running the </text:span><text:span text:style-name="c12">Tutorial</text:span><text:span text:style-name="c0"> for the USE_MYMATH case code without input, with 10 and with 4294967296.</text:span></text:p>
                </text:list-item>
              </text:list>
            </text:list-item>
          </text:list>
        </text:list-item>
        <text:list-item>
          <text:p text:style-name="p14"><text:span text:style-name="c0">When you are finished, get a copy of the code at </text:span><text:a xlink:href="https://github.com/rcos/CSCI-4470-OpenSource/tree/master/Modules/05.BuildSystems/Lab-BuildSystemsExample"><text:span text:style-name="c24">https://github.com/rcos/CSCI-4470-OpenSource/tree/master/Modules/05.BuildSystems/Lab-BuildSystemsExample</text:span></text:a><text:span text:style-name="c0">. If you have the code checked out, do a fresh pull. I removed some code that had been mistakenly committed.</text:span></text:p>
        </text:list-item>
        <text:list-item>
          <text:list text:style-name="L19">
            <text:list-item>
              <text:p text:style-name="p25"><text:span text:style-name="c0">Write a Makefile for the code in that directory. Your solutions should:</text:span></text:p>
            </text:list-item>
            <text:list-item>
              <text:list text:style-name="L22">
                <text:list-item>
                  <text:p text:style-name="p26"><text:span text:style-name="c0">Create a static library from the code in the </text:span><text:span text:style-name="c12">source</text:span><text:span text:style-name="c0"> directory.</text:span></text:p>
                </text:list-item>
                <text:list-item>
                  <text:p text:style-name="p26"><text:span text:style-name="c0">Create a shared library from the code in the </text:span><text:span text:style-name="c12">source</text:span><text:span text:style-name="c0"> directory. </text:span></text:p>
                </text:list-item>
                <text:list-item>
                  <text:p text:style-name="p26"><text:span text:style-name="c0">Use the file </text:span><text:span text:style-name="c12">program.c</text:span><text:span text:style-name="c0"> and the libraries you created to make two programs, one linked to the shared library and one linked to the static library. Give them different names. I recommend </text:span><text:span text:style-name="c12">dynamic_block</text:span><text:span text:style-name="c0"> and </text:span><text:span text:style-name="c12">static_block</text:span></text:p>
                </text:list-item>
                <text:list-item>
                  <text:p text:style-name="p26"><text:span text:style-name="c0">There are a lot of shortcuts you can use when generating Makefiles. Generally, I approve of using shortcuts so long as the code/Makefile/whatever is understandable. For this exercise, explicitly doing the compiles, links, etc., individually </text:span><text:span text:style-name="c21">is required</text:span><text:span text:style-name="c0"> both to show us that you understand the material and to practice for the upcoming quiz.</text:span></text:p>
                </text:list-item>
              </text:list>
            </text:list-item>
          </text:list>
        </text:list-item>
        <text:list-item>
          <text:p text:style-name="p14"><text:span text:style-name="c0">When you are done, do the same thing using CMake by creating a</text:span><text:span text:style-name="c12">CMakeLists.txt</text:span><text:span text:style-name="c0"> file.</text:span></text:p>
        </text:list-item>
        <text:list-item>
          <text:p text:style-name="p14"><text:span text:style-name="c0">Compare the sizes of the shared and static versions of your program using </text:span><text:span text:style-name="c12">ls -la</text:span><text:span text:style-name="c0">.</text:span></text:p>
        </text:list-item>
        <text:list-item>
          <text:p text:style-name="p27"><text:span text:style-name="c0">In your lab report, paste in your Makefile, your CMakeLists.txt file, the Makefile created by cmake, the relative size of your two executables, and the results of running your program. </text:span></text:p>
        </text:list-item>
        <text:list-item>
          <text:p text:style-name="p29"><text:span text:style-name="c0">Submit a ''.'' file with a link to your Lab5.md file on github by 11:59:59 on 6/28/2019 for full credit. </text:span></text:p>
        </text:list-item>
      </text:list>
    </office:text>
  </office:body>
</office:document-content>
</file>